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8c76" officeooo:paragraph-rsid="000c8c76"/>
    </style:style>
    <style:style style:name="P2" style:family="paragraph" style:parent-style-name="Standard">
      <style:paragraph-properties fo:text-align="center" style:justify-single-word="false"/>
      <style:text-properties officeooo:rsid="000ebde6" officeooo:paragraph-rsid="000ebde6"/>
    </style:style>
    <style:style style:name="P3" style:family="paragraph" style:parent-style-name="Standard">
      <style:paragraph-properties fo:text-align="justify" style:justify-single-word="false"/>
      <style:text-properties officeooo:rsid="000c8c76" officeooo:paragraph-rsid="000c8c76"/>
    </style:style>
    <style:style style:name="P4" style:family="paragraph" style:parent-style-name="Standard">
      <style:paragraph-properties fo:text-align="justify" style:justify-single-word="false"/>
      <style:text-properties officeooo:rsid="000c8c76" officeooo:paragraph-rsid="0012ca4f"/>
    </style:style>
    <style:style style:name="P5" style:family="paragraph" style:parent-style-name="Standard">
      <style:paragraph-properties fo:text-align="justify" style:justify-single-word="false"/>
      <style:text-properties officeooo:rsid="0012ca4f" officeooo:paragraph-rsid="0012ca4f"/>
    </style:style>
    <style:style style:name="P6" style:family="paragraph" style:parent-style-name="Standard">
      <style:paragraph-properties fo:text-align="justify" style:justify-single-word="false"/>
      <style:text-properties officeooo:rsid="00138245" officeooo:paragraph-rsid="00138245"/>
    </style:style>
    <style:style style:name="P7" style:family="paragraph" style:parent-style-name="Standard">
      <style:paragraph-properties fo:text-align="justify" style:justify-single-word="false"/>
      <style:text-properties officeooo:rsid="0014e7a8" officeooo:paragraph-rsid="0014e7a8"/>
    </style:style>
    <style:style style:name="T1" style:family="text">
      <style:text-properties officeooo:rsid="000ebde6"/>
    </style:style>
    <style:style style:name="T2" style:family="text">
      <style:text-properties officeooo:rsid="00107176"/>
    </style:style>
    <style:style style:name="T3" style:family="text">
      <style:text-properties officeooo:rsid="0011e75b"/>
    </style:style>
    <style:style style:name="T4" style:family="text">
      <style:text-properties officeooo:rsid="0012ca4f"/>
    </style:style>
    <style:style style:name="T5" style:family="text">
      <style:text-properties officeooo:rsid="0014e7a8"/>
    </style:style>
    <style:style style:name="T6" style:family="text">
      <style:text-properties fo:font-weight="bold" style:font-weight-asian="bold" style:font-weight-complex="bold"/>
    </style:style>
    <style:style style:name="T7" style:family="text">
      <style:text-properties fo:font-weight="bold" officeooo:rsid="0014e7a8" style:font-weight-asian="bold" style:font-weight-complex="bold"/>
    </style:style>
    <style:style style:name="T8" style:family="text">
      <style:text-properties officeooo:rsid="00161e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 UTILISATEUR</text:p>
      <text:p text:style-name="P2"/>
      <text:p text:style-name="P1"/>
      <text:p text:style-name="P3"><text:span text:style-name="T1">N</text:span>ous allons créer une application permettant à un utilisateur( Mister M, ou un étudiant) de consulter, renseigner, modifier , supprimer une fiche étudiant,</text:p>
      <text:p text:style-name="P3"/>
      <text:p text:style-name="P3">FONCTIONNEMENT DE L’APPLICATION</text:p>
      <text:p text:style-name="P3"/>
      <text:p text:style-name="P4"><text:span text:style-name="T8">Au lancement de l’application, l</text:span>’utilisateur doit s’authentifier  <text:span text:style-name="T4">Pour ce faire, il devra saisir son mot de passe sur le champ affiché et appuyer sur entrée si il est Admin, sinon appuyer juste sur entrée si il est étudiant.</text:span></text:p>
      <text:p text:style-name="P4"/>
      <text:p text:style-name="P4">Un utilis<text:span text:style-name="T3">ateur</text:span> de la base d<text:span text:style-name="T8">e l’application</text:span>, si il est étudiant, peut créer et consulter une fiche. Si <text:span text:style-name="T4">à contrario il </text:span><text:s/>est administrateur <text:span text:style-name="T5">identifié avec le mot de passe ‘</text:span><text:span text:style-name="T7">Admin</text:span><text:span text:style-name="T5"> ‘</text:span>, il peut en plus modifier ou supprimer une fiche.</text:p>
      <text:p text:style-name="P4"/>
      <text:p text:style-name="P5">En fonction de son entrée, l’utilisateur aboutira sur une page « <text:span text:style-name="T6">Options </text:span>» contenant les messages suivant :</text:p>
      <text:p text:style-name="P6">- Créer</text:p>
      <text:p text:style-name="P6">- Consulter</text:p>
      <text:p text:style-name="P6">- Modifier</text:p>
      <text:p text:style-name="P6">- Supprimer</text:p>
      <text:p text:style-name="P6">Bien entendu les deux dernières options seront grisées pour l’utilisateur étudiant.</text:p>
      <text:p text:style-name="P7">Au clic sur ‘<text:span text:style-name="T6">Creer</text:span>’, une page formulaire s’ouvre et l’utilisateur devra la renseigner</text:p>
      <text:p text:style-name="P6">Pour consulter une fiche étudiant, il faudra rentrer <text:s/>son nom. </text:p>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1:02:46.407800136</meta:creation-date>
    <dc:date>2019-01-17T11:07:22.353029080</dc:date>
    <meta:editing-duration>PT25M10S</meta:editing-duration>
    <meta:editing-cycles>4</meta:editing-cycles>
    <meta:generator>LibreOffice/6.0.6.2$Linux_X86_64 LibreOffice_project/00m0$Build-2</meta:generator>
    <meta:document-statistic meta:table-count="0" meta:image-count="0" meta:object-count="0" meta:page-count="1" meta:paragraph-count="13" meta:word-count="166" meta:character-count="1028" meta:non-whitespace-character-count="871"/>
  </office:meta>
</office:document-meta>
</file>